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rial" svg:font-family="Arial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2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4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40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6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76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12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31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5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78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9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9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38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8.06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8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4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5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92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76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79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6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77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50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54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92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26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38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28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90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37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0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2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62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14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000000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25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858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25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9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21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11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79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93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03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97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57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6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7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00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6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7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95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8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70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22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66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64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57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16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74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22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69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527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50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815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50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6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83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81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71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2.881cm" loext:decorative="false"/>
      <style:paragraph-properties style:writing-mode="lr-tb"/>
    </style:style>
    <style:style style:name="gr77" style:family="graphic" style:parent-style-name="objectwithoutfill">
      <style:graphic-properties draw:marker-end="Arrowheads_20_1" draw:marker-end-width="0.3cm" draw:fill="none" draw:textarea-horizontal-align="center" draw:textarea-vertical-align="middle" loext:decorative="false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13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6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67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15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411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612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55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4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6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81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37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65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914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644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76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627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1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8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414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06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72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432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30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97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681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949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2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398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in-height="3.175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style:text-line-through-style="solid" style:text-line-through-type="single" fo:font-size="12pt" style:font-size-asian="12pt" style:font-size-complex="12pt"/>
    </style:style>
    <style:style style:name="P4" style:family="paragraph">
      <loext:graphic-properties draw:fill="none"/>
      <style:text-properties fo:font-size="12pt" fo:background-color="#ffff00" style:font-size-asian="12pt" style:font-size-complex="12pt"/>
    </style:style>
    <style:style style:name="P5" style:family="paragraph">
      <loext:graphic-properties draw:fill="none"/>
      <style:text-properties fo:font-size="12pt" fo:background-color="#d0d0d0" style:font-size-asian="12pt" style:font-size-complex="12pt"/>
    </style:style>
    <style:style style:name="P6" style:family="paragraph">
      <loext:graphic-properties draw:fill="none"/>
      <style:text-properties style:text-line-through-style="solid" style:text-line-through-type="single" fo:font-size="12pt" fo:background-color="#ffff00" style:font-size-asian="12pt" style:font-size-complex="12pt"/>
    </style:style>
    <style:style style:name="P7" style:family="paragraph">
      <loext:graphic-properties draw:fill="none"/>
      <style:paragraph-properties fo:text-align="start"/>
      <style:text-properties style:text-line-through-style="solid" style:text-line-through-type="single" fo:font-size="12pt" style:font-size-asian="12pt" style:font-size-complex="12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writing-mode="lr-tb"/>
      <style:text-properties style:text-line-through-style="solid" style:text-line-through-type="singl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loext:opacity="100%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style:style style:name="T2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loext:opacity="100%" style:text-line-through-style="solid" style:text-line-through-type="single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style:style style:name="T5" style:family="text">
      <style:text-properties fo:color="#000000" loext:opacity="100%" style:font-name="Aptos" fo:font-size="12pt" fo:font-weight="normal" fo:background-color="#ffff00" style:font-name-asian="Aptos" style:font-size-asian="12pt" style:font-weight-asian="normal" style:font-name-complex="Aptos" style:font-size-complex="12pt" style:font-weight-complex="normal"/>
    </style:style>
    <style:style style:name="T6" style:family="text">
      <style:text-properties fo:color="#000000" loext:opacity="100%" style:font-name="Aptos" fo:font-size="12pt" fo:font-weight="normal" fo:background-color="#d0d0d0" style:font-name-asian="Aptos" style:font-size-asian="12pt" style:font-weight-asian="normal" style:font-name-complex="Aptos" style:font-size-complex="12pt" style:font-weight-complex="normal"/>
    </style:style>
    <style:style style:name="T7" style:family="text">
      <style:text-properties fo:color="#000000" loext:opacity="100%" style:font-name="Aptos" fo:font-size="12pt" fo:font-weight="bold" fo:background-color="#ffff00" style:font-name-asian="Aptos" style:font-size-asian="12pt" style:font-weight-asian="bold" style:font-name-complex="Aptos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CourierNew" fo:font-size="12pt" fo:font-weight="normal" style:font-name-asian="CourierNew" style:font-size-asian="12pt" style:font-weight-asian="normal" style:font-name-complex="CourierNew" style:font-size-complex="12pt" style:font-weight-complex="normal"/>
    </style:style>
    <style:style style:name="T10" style:family="text">
      <style:text-properties fo:color="#ff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1" style:family="text">
      <style:text-properties fo:color="#ff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2" style:family="text">
      <style:text-properties fo:color="#ff0000" loext:opacity="100%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style:style style:name="T13" style:family="text">
      <style:text-properties fo:color="#000000" loext:opacity="100%" style:text-line-through-style="solid" style:text-line-through-type="single" style:font-name="Aptos" fo:font-size="12pt" fo:font-weight="bold" style:font-name-asian="Aptos" style:font-size-asian="12pt" style:font-weight-asian="bold" style:font-name-complex="Aptos" style:font-size-complex="12pt" style:font-weight-complex="bold"/>
    </style:style>
    <style:style style:name="T14" style:family="text">
      <style:text-properties fo:color="#000000" loext:opacity="100%" style:text-line-through-style="solid" style:text-line-through-type="single" style:font-name="Aptos" fo:font-size="12pt" fo:font-weight="normal" fo:background-color="#ffff00" style:font-name-asian="Aptos" style:font-size-asian="12pt" style:font-weight-asian="normal" style:font-name-complex="Aptos" style:font-size-complex="12pt" style:font-weight-complex="normal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27cm" svg:height="0.577cm" svg:x="2.574cm" svg:y="2.519cm">
          <draw:text-box>
            <text:p text:style-name="P1"><text:span text:style-name="T1">Overall </text:span></text:p>
          </draw:text-box>
        </draw:frame>
        <draw:frame draw:style-name="gr2" draw:text-style-name="P2" draw:layer="layout" svg:width="0.422cm" svg:height="0.522cm" svg:x="3.209cm" svg:y="3.45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3.494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2.742cm" svg:height="0.577cm" svg:x="3.844cm" svg:y="3.425cm">
          <draw:text-box>
            <text:p text:style-name="P1"><text:span text:style-name="T4">Fix page size <text:s/></text:span></text:p>
          </draw:text-box>
        </draw:frame>
        <draw:frame draw:style-name="gr2" draw:text-style-name="P2" draw:layer="layout" svg:width="0.422cm" svg:height="0.522cm" svg:x="3.209cm" svg:y="4.078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4.121cm">
          <draw:text-box>
            <text:p text:style-name="P1"><text:span text:style-name="T3"><text:s/></text:span></text:p>
          </draw:text-box>
        </draw:frame>
        <draw:frame draw:style-name="gr5" draw:text-style-name="P2" draw:layer="layout" svg:width="11.407cm" svg:height="0.577cm" svg:x="3.844cm" svg:y="4.051cm">
          <draw:text-box>
            <text:p text:style-name="P1"><text:span text:style-name="T1">put in standard format (title page, paper orientation, etc) </text:span></text:p>
          </draw:text-box>
        </draw:frame>
        <draw:frame draw:style-name="gr2" draw:text-style-name="P2" draw:layer="layout" svg:width="0.422cm" svg:height="0.522cm" svg:x="3.209cm" svg:y="4.705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4.747cm">
          <draw:text-box>
            <text:p text:style-name="P1"><text:span text:style-name="T3"><text:s/></text:span></text:p>
          </draw:text-box>
        </draw:frame>
        <draw:frame draw:style-name="gr6" draw:text-style-name="P2" draw:layer="layout" svg:width="3.968cm" svg:height="0.577cm" svg:x="3.844cm" svg:y="4.678cm">
          <draw:text-box>
            <text:p text:style-name="P1"><text:span text:style-name="T1">Need an abstract!!!! </text:span></text:p>
          </draw:text-box>
        </draw:frame>
        <draw:frame draw:style-name="gr2" draw:text-style-name="P2" draw:layer="layout" svg:width="0.422cm" svg:height="0.522cm" svg:x="3.209cm" svg:y="5.33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5.374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9.761cm" svg:height="0.577cm" svg:x="3.844cm" svg:y="5.304cm">
          <draw:text-box>
            <text:p text:style-name="P1"><text:span text:style-name="T1">You are the only author of your own dissertation </text:span></text:p>
          </draw:text-box>
        </draw:frame>
        <draw:frame draw:style-name="gr2" draw:text-style-name="P2" draw:layer="layout" svg:width="0.422cm" svg:height="0.522cm" svg:x="3.209cm" svg:y="5.958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6cm">
          <draw:text-box>
            <text:p text:style-name="P1"><text:span text:style-name="T3"><text:s/></text:span></text:p>
          </draw:text-box>
        </draw:frame>
        <draw:frame draw:style-name="gr8" draw:text-style-name="P2" draw:layer="layout" svg:width="11.126cm" svg:height="0.577cm" svg:x="3.844cm" svg:y="5.931cm">
          <draw:text-box>
            <text:p text:style-name="P1"><text:span text:style-name="T1">add hyperlinks to the pdf for jumping between sections </text:span></text:p>
          </draw:text-box>
        </draw:frame>
        <draw:frame draw:style-name="gr2" draw:text-style-name="P2" draw:layer="layout" svg:width="0.422cm" svg:height="0.522cm" svg:x="3.209cm" svg:y="6.585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6.627cm">
          <draw:text-box>
            <text:p text:style-name="P1"><text:span text:style-name="T3"><text:s/></text:span></text:p>
          </draw:text-box>
        </draw:frame>
        <draw:frame draw:style-name="gr9" draw:text-style-name="P2" draw:layer="layout" svg:width="16.316cm" svg:height="0.577cm" svg:x="3.844cm" svg:y="6.558cm">
          <draw:text-box>
            <text:p text:style-name="P1"><text:span text:style-name="T1">your keywords should make sense next to your title and your committee member </text:span></text:p>
          </draw:text-box>
        </draw:frame>
        <draw:frame draw:style-name="gr10" draw:text-style-name="P2" draw:layer="layout" svg:width="1.559cm" svg:height="0.577cm" svg:x="3.844cm" svg:y="7.159cm">
          <draw:text-box>
            <text:p text:style-name="P1"><text:span text:style-name="T1">names <text:s/></text:span></text:p>
          </draw:text-box>
        </draw:frame>
        <draw:frame draw:style-name="gr2" draw:text-style-name="P2" draw:layer="layout" svg:width="0.422cm" svg:height="0.522cm" svg:x="3.209cm" svg:y="7.81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7.855cm">
          <draw:text-box>
            <text:p text:style-name="P1"><text:span text:style-name="T3"><text:s/></text:span></text:p>
          </draw:text-box>
        </draw:frame>
        <draw:frame draw:style-name="gr11" draw:text-style-name="P4" draw:layer="layout" svg:width="14.786cm" svg:height="0.577cm" svg:x="3.844cm" svg:y="7.785cm">
          <draw:text-box>
            <text:p text:style-name="P1"><text:span text:style-name="T5">why are random words italicized? <text:s/>get rid of all instances, it's not standard </text:span></text:p>
          </draw:text-box>
        </draw:frame>
        <draw:frame draw:style-name="gr12" draw:text-style-name="P2" draw:layer="layout" svg:width="4.691cm" svg:height="0.577cm" svg:x="3.844cm" svg:y="8.386cm">
          <draw:text-box>
            <text:p text:style-name="P1"><text:span text:style-name="T1">formatting for a prelim </text:span></text:p>
          </draw:text-box>
        </draw:frame>
        <draw:frame draw:style-name="gr13" draw:text-style-name="P2" draw:layer="layout" svg:width="0.993cm" svg:height="0.577cm" svg:x="2.574cm" svg:y="9.267cm">
          <draw:text-box>
            <text:p text:style-name="P1"><text:span text:style-name="T1">Ch 1 </text:span></text:p>
          </draw:text-box>
        </draw:frame>
        <draw:frame draw:style-name="gr14" draw:text-style-name="P2" draw:layer="layout" svg:width="17.384cm" svg:height="0.577cm" svg:x="2.574cm" svg:y="10.147cm">
          <draw:text-box>
            <text:p text:style-name="P1"><text:span text:style-name="T1">Don't you need a brief intro here? <text:s/>e.g.: <text:s/>This thesis is focused on remote sensing of the </text:span></text:p>
          </draw:text-box>
        </draw:frame>
        <draw:frame draw:style-name="gr15" draw:text-style-name="P2" draw:layer="layout" svg:width="18.066cm" svg:height="0.577cm" svg:x="2.574cm" svg:y="10.749cm">
          <draw:text-box>
            <text:p text:style-name="P1"><text:span text:style-name="T1">Earth's outermost neutral atmosphere. <text:s/>This chapter <text:s/>introduces key deﬁnitions, motivates </text:span></text:p>
          </draw:text-box>
        </draw:frame>
        <draw:frame draw:style-name="gr16" draw:text-style-name="P2" draw:layer="layout" svg:width="16.483cm" svg:height="0.577cm" svg:x="2.574cm" svg:y="11.341cm">
          <draw:text-box>
            <text:p text:style-name="P1"><text:span text:style-name="T1">the need for improved sensing strategies to advance scientiﬁc knowledge, etc. etc. </text:span></text:p>
          </draw:text-box>
        </draw:frame>
        <draw:frame draw:style-name="gr17" draw:text-style-name="P2" draw:layer="layout" svg:width="1.349cm" svg:height="0.577cm" svg:x="2.574cm" svg:y="12.222cm">
          <draw:text-box>
            <text:p text:style-name="P1"><text:span text:style-name="T1">Ch 1.1 </text:span></text:p>
          </draw:text-box>
        </draw:frame>
        <draw:frame draw:style-name="gr2" draw:text-style-name="P2" draw:layer="layout" svg:width="0.422cm" svg:height="0.522cm" svg:x="3.209cm" svg:y="13.155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3.197cm">
          <draw:text-box>
            <text:p text:style-name="P1"><text:span text:style-name="T3"><text:s/></text:span></text:p>
          </draw:text-box>
        </draw:frame>
        <draw:frame draw:style-name="gr18" draw:text-style-name="P5" draw:layer="layout" svg:width="7.052cm" svg:height="0.577cm" svg:x="3.844cm" svg:y="13.128cm">
          <draw:text-box>
            <text:p text:style-name="P1"><text:span text:style-name="T6">outermost part --&gt; outermost layer </text:span></text:p>
          </draw:text-box>
        </draw:frame>
        <draw:frame draw:style-name="gr2" draw:text-style-name="P2" draw:layer="layout" svg:width="0.422cm" svg:height="0.522cm" svg:x="3.209cm" svg:y="13.781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3.824cm">
          <draw:text-box>
            <text:p text:style-name="P1"><text:span text:style-name="T3"><text:s/></text:span></text:p>
          </draw:text-box>
        </draw:frame>
        <draw:frame draw:style-name="gr19" draw:text-style-name="P5" draw:layer="layout" svg:width="15.929cm" svg:height="0.577cm" svg:x="3.844cm" svg:y="13.754cm">
          <draw:text-box>
            <text:p text:style-name="P1"><text:span text:style-name="T6">to primarily be constituted of hydrogen --&gt; to be constituted primarily of atomic </text:span></text:p>
          </draw:text-box>
        </draw:frame>
        <draw:frame draw:style-name="gr20" draw:text-style-name="P4" draw:layer="layout" svg:width="13.769cm" svg:height="0.577cm" svg:x="3.844cm" svg:y="14.355cm">
          <draw:text-box>
            <text:p text:style-name="P1"><text:span text:style-name="T5">hydrogen (H) [then refer to it as H from now on] <text:s/></text:span><text:span text:style-name="T7">really everywhere?</text:span></text:p>
          </draw:text-box>
        </draw:frame>
        <draw:frame draw:style-name="gr2" draw:text-style-name="P2" draw:layer="layout" svg:width="0.422cm" svg:height="0.522cm" svg:x="3.209cm" svg:y="15.009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5.051cm">
          <draw:text-box>
            <text:p text:style-name="P1"><text:span text:style-name="T3"><text:s/></text:span></text:p>
          </draw:text-box>
        </draw:frame>
        <draw:frame draw:style-name="gr21" draw:text-style-name="P5" draw:layer="layout" svg:width="16.951cm" svg:height="0.577cm" svg:x="3.844cm" svg:y="14.982cm">
          <draw:text-box>
            <text:p text:style-name="P1"><text:span text:style-name="T6">"knowledge of exospheric hydrogen" --&gt; knowledge of exospheric properties such as </text:span></text:p>
          </draw:text-box>
        </draw:frame>
        <draw:frame draw:style-name="gr22" draw:text-style-name="P5" draw:layer="layout" svg:width="5.796cm" svg:height="0.577cm" svg:x="3.844cm" svg:y="15.583cm">
          <draw:text-box>
            <text:p text:style-name="P1"><text:span text:style-name="T6">its density and spatial extent </text:span></text:p>
          </draw:text-box>
        </draw:frame>
        <draw:frame draw:style-name="gr2" draw:text-style-name="P2" draw:layer="layout" svg:width="0.422cm" svg:height="0.522cm" svg:x="3.209cm" svg:y="16.237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6.279cm">
          <draw:text-box>
            <text:p text:style-name="P1"><text:span text:style-name="T3"><text:s/></text:span></text:p>
          </draw:text-box>
        </draw:frame>
        <draw:frame draw:style-name="gr23" draw:text-style-name="P6" draw:layer="layout" svg:width="16.467cm" svg:height="0.577cm" svg:x="3.844cm" svg:y="16.21cm">
          <draw:text-box>
            <text:p text:style-name="P1"><text:span text:style-name="T4">FYI: <text:s/>the exobase is deﬁned as being a discrete boundary separating the collisional </text:span></text:p>
          </draw:text-box>
        </draw:frame>
        <draw:frame draw:style-name="gr24" draw:text-style-name="P7" draw:layer="layout" svg:width="16.775cm" svg:height="0.577cm" svg:x="3.844cm" svg:y="16.811cm">
          <draw:text-box>
            <text:p text:style-name="P1"><text:span text:style-name="T4">regime from the collisionless regime (deﬁned as the altitude at which the mean free </text:span></text:p>
          </draw:text-box>
        </draw:frame>
        <draw:frame draw:style-name="gr25" draw:text-style-name="P7" draw:layer="layout" svg:width="16.501cm" svg:height="0.577cm" svg:x="3.844cm" svg:y="17.412cm">
          <draw:text-box>
            <text:p text:style-name="P1"><text:span text:style-name="T4">path between collisions equals the scale height of the exponential decay in density </text:span></text:p>
          </draw:text-box>
        </draw:frame>
        <draw:frame draw:style-name="gr26" draw:text-style-name="P7" draw:layer="layout" svg:width="16.545cm" svg:height="0.577cm" svg:x="3.844cm" svg:y="18.004cm">
          <draw:text-box>
            <text:p text:style-name="P1"><text:span text:style-name="T4">with increasing altitude). <text:s/>The nominal height varies with position (lat/long) around </text:span></text:p>
          </draw:text-box>
        </draw:frame>
        <draw:frame draw:style-name="gr27" draw:text-style-name="P7" draw:layer="layout" svg:width="15.925cm" svg:height="0.577cm" svg:x="3.844cm" svg:y="18.606cm">
          <draw:text-box>
            <text:p text:style-name="P1"><text:span text:style-name="T4">earth due to temperature gradients that aVect the scale height. <text:s/>In reality, it is a </text:span></text:p>
          </draw:text-box>
        </draw:frame>
        <draw:frame draw:style-name="gr28" draw:text-style-name="P7" draw:layer="layout" svg:width="14.269cm" svg:height="0.577cm" svg:x="3.844cm" svg:y="19.207cm">
          <draw:text-box>
            <text:p text:style-name="P1"><text:span text:style-name="T4">transition region as described by kinetic theory (intractable analytically) </text:span></text:p>
          </draw:text-box>
        </draw:frame>
        <draw:frame draw:style-name="gr2" draw:text-style-name="P2" draw:layer="layout" svg:width="0.422cm" svg:height="0.522cm" svg:x="3.209cm" svg:y="19.85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9.894cm">
          <draw:text-box>
            <text:p text:style-name="P1"><text:span text:style-name="T3"><text:s/></text:span></text:p>
          </draw:text-box>
        </draw:frame>
        <draw:frame draw:style-name="gr29" draw:text-style-name="P7" draw:layer="layout" svg:width="15.387cm" svg:height="0.577cm" svg:x="3.844cm" svg:y="19.825cm">
          <draw:text-box>
            <text:p text:style-name="P1"><text:span text:style-name="T4"><text:s/></text:span><text:span text:style-name="T4">H atoms aren't "launched" on ballistic trajectories. <text:s/>Those already on ballistic </text:span></text:p>
          </draw:text-box>
        </draw:frame>
        <draw:frame draw:style-name="gr30" draw:text-style-name="P7" draw:layer="layout" svg:width="16.287cm" svg:height="0.577cm" svg:x="3.844cm" svg:y="20.426cm">
          <draw:text-box>
            <text:p text:style-name="P1"><text:span text:style-name="T4">trajectories that carry them above the exobase don't experience further collisions </text:span></text:p>
          </draw:text-box>
        </draw:frame>
        <draw:frame draw:style-name="gr31" draw:text-style-name="P7" draw:layer="layout" svg:width="14.905cm" svg:height="0.577cm" svg:x="3.844cm" svg:y="21.027cm">
          <draw:text-box>
            <text:p text:style-name="P1"><text:span text:style-name="T4">and fall back down, etc. <text:s/>"extra kick from a high-energy event" needs more </text:span></text:p>
          </draw:text-box>
        </draw:frame>
        <draw:frame draw:style-name="gr32" draw:text-style-name="P7" draw:layer="layout" svg:width="16.371cm" svg:height="0.577cm" svg:x="3.844cm" svg:y="21.628cm">
          <draw:text-box>
            <text:p text:style-name="P1"><text:span text:style-name="T4">explanation if you are going to keep it here. <text:s/>delete bullets, move key ideas to text </text:span></text:p>
          </draw:text-box>
        </draw:frame>
        <draw:frame draw:style-name="gr33" draw:text-style-name="P7" draw:layer="layout" svg:width="1.105cm" svg:height="0.577cm" svg:x="3.844cm" svg:y="22.221cm">
          <draw:text-box>
            <text:p text:style-name="P1"><text:span text:style-name="T4">body </text:span></text:p>
          </draw:text-box>
        </draw:frame>
        <draw:frame draw:style-name="gr2" draw:text-style-name="P2" draw:layer="layout" svg:width="0.422cm" svg:height="0.522cm" svg:x="3.209cm" svg:y="22.874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2.917cm">
          <draw:text-box>
            <text:p text:style-name="P1"><text:span text:style-name="T3"><text:s/></text:span></text:p>
          </draw:text-box>
        </draw:frame>
        <draw:frame draw:style-name="gr34" draw:text-style-name="P7" draw:layer="layout" svg:width="16.427cm" svg:height="0.577cm" svg:x="3.844cm" svg:y="22.847cm">
          <draw:text-box>
            <text:p text:style-name="P1"><text:span text:style-name="T4">why are you talking about thermal vs. nonthermal anyway? <text:s/>this has nothing to do </text:span></text:p>
          </draw:text-box>
        </draw:frame>
        <draw:frame draw:style-name="gr35" draw:text-style-name="P7" draw:layer="layout" svg:width="15.625cm" svg:height="0.577cm" svg:x="3.844cm" svg:y="23.449cm">
          <draw:text-box>
            <text:p text:style-name="P1"><text:span text:style-name="T4">with your thesis. <text:s/>thermal vs satellite vs escaping might be useful (it was in the </text:span></text:p>
          </draw:text-box>
        </draw:frame>
        <draw:frame draw:style-name="gr36" draw:text-style-name="P7" draw:layer="layout" svg:width="8.149cm" svg:height="0.577cm" svg:x="3.844cm" svg:y="24.05cm">
          <draw:text-box>
            <text:p text:style-name="P1"><text:span text:style-name="T4">outline I gave you) but I don't see it here </text:span></text:p>
          </draw:text-box>
        </draw:frame>
        <draw:frame draw:style-name="gr2" draw:text-style-name="P2" draw:layer="layout" svg:width="0.422cm" svg:height="0.522cm" svg:x="3.209cm" svg:y="24.703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4.746cm">
          <draw:text-box>
            <text:p text:style-name="P1"><text:span text:style-name="T3"><text:s/></text:span></text:p>
          </draw:text-box>
        </draw:frame>
        <draw:polygon draw:style-name="gr37" draw:text-style-name="P8" draw:layer="layout" svg:width="1.049cm" svg:height="0.009cm" svg:x="13.123cm" svg:y="25.145cm" svg:viewBox="0 0 1050 10" draw:points="0,0 1050,0 1050,10 0,10">
          <text:p/>
        </draw:polygon>
        <draw:frame draw:style-name="gr38" draw:text-style-name="P7" draw:layer="layout" svg:width="13.251cm" svg:height="0.577cm" svg:x="3.844cm" svg:y="24.676cm">
          <draw:text-box>
            <text:p text:style-name="P1"><text:span text:style-name="T4">get to the point (motivation for studying exosphere) much quicker </text:span></text:p>
          </draw:text-box>
        </draw:frame>
        <draw:frame draw:style-name="gr39" draw:text-style-name="P9" draw:layer="layout" svg:width="10.795cm" svg:height="2.858cm" svg:x="19.962cm" svg:y="7.897cm">
          <draw:text-box>
            <text:p><text:span text:style-name="T8">These are glossary definitions or acronyms which are automatically styled this way when they are first used. <text:s/>I can change the styling if you don't like it</text:span></text:p>
          </draw:text-box>
        </draw:frame>
      </draw:page>
      <draw:page draw:name="page2" draw:style-name="dp1" draw:master-page-name="master-page22">
        <draw:frame draw:style-name="gr2" draw:text-style-name="P2" draw:layer="layout" svg:width="0.422cm" svg:height="0.522cm" svg:x="3.209cm" svg:y="2.571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.614cm">
          <draw:text-box>
            <text:p text:style-name="P1"><text:span text:style-name="T3"><text:s/></text:span></text:p>
          </draw:text-box>
        </draw:frame>
        <draw:frame draw:style-name="gr40" draw:text-style-name="P7" draw:layer="layout" svg:width="15.254cm" svg:height="0.577cm" svg:x="3.844cm" svg:y="2.544cm">
          <draw:text-box>
            <text:p text:style-name="P1"><text:span text:style-name="T4">all H atoms are eventually lost to photoionization, not just non-thermal ones </text:span></text:p>
          </draw:text-box>
        </draw:frame>
        <draw:frame draw:style-name="gr2" draw:text-style-name="P2" draw:layer="layout" svg:width="0.422cm" svg:height="0.522cm" svg:x="3.209cm" svg:y="3.198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3.24cm">
          <draw:text-box>
            <text:p text:style-name="P1"><text:span text:style-name="T3"><text:s/></text:span></text:p>
          </draw:text-box>
        </draw:frame>
        <draw:frame draw:style-name="gr41" draw:text-style-name="P7" draw:layer="layout" svg:width="16.496cm" svg:height="0.577cm" svg:x="3.844cm" svg:y="3.171cm">
          <draw:text-box>
            <text:p text:style-name="P1"><text:span text:style-name="T4">The following two sentences are unrelated to one another. <text:s/>The second gets to the </text:span></text:p>
          </draw:text-box>
        </draw:frame>
        <draw:frame draw:style-name="gr42" draw:text-style-name="P7" draw:layer="layout" svg:width="13.218cm" svg:height="0.577cm" svg:x="3.844cm" svg:y="3.772cm">
          <draw:text-box>
            <text:p text:style-name="P1"><text:span text:style-name="T4">motivation to study the exosphere but is buried in this paragraph: </text:span></text:p>
          </draw:text-box>
        </draw:frame>
        <draw:frame draw:style-name="gr43" draw:text-style-name="P2" draw:layer="layout" svg:width="0.422cm" svg:height="0.479cm" svg:x="4.479cm" svg:y="4.473cm">
          <draw:text-box>
            <text:p text:style-name="P1"><text:span text:style-name="T9">o</text:span></text:p>
          </draw:text-box>
        </draw:frame>
        <draw:frame draw:style-name="gr3" draw:text-style-name="P2" draw:layer="layout" svg:width="0.422cm" svg:height="0.475cm" svg:x="4.733cm" svg:y="4.443cm">
          <draw:text-box>
            <text:p text:style-name="P1"><text:span text:style-name="T3"><text:s/></text:span></text:p>
          </draw:text-box>
        </draw:frame>
        <draw:frame draw:style-name="gr44" draw:text-style-name="P7" draw:layer="layout" svg:width="15.118cm" svg:height="0.577cm" svg:x="5.114cm" svg:y="4.373cm">
          <draw:text-box>
            <text:p text:style-name="P1"><text:span text:style-name="T4">Along their trajectories, non-thermal H atoms are ionized either by extreme </text:span></text:p>
          </draw:text-box>
        </draw:frame>
        <draw:frame draw:style-name="gr45" draw:text-style-name="P7" draw:layer="layout" svg:width="14.795cm" svg:height="0.577cm" svg:x="5.114cm" svg:y="4.966cm">
          <draw:text-box>
            <text:p text:style-name="P1"><text:span text:style-name="T4">UV (EUV) photons or by charge-exchange with solar wind protons, making </text:span></text:p>
          </draw:text-box>
        </draw:frame>
        <draw:frame draw:style-name="gr46" draw:text-style-name="P7" draw:layer="layout" svg:width="14.933cm" svg:height="0.577cm" svg:x="5.114cm" svg:y="5.567cm">
          <draw:text-box>
            <text:p text:style-name="P1"><text:span text:style-name="T4">them susceptible to inﬂuence from the Earth’s electric and magnetic ﬁelds. </text:span></text:p>
          </draw:text-box>
        </draw:frame>
        <draw:frame draw:style-name="gr47" draw:text-style-name="P7" draw:layer="layout" svg:width="15.032cm" svg:height="0.577cm" svg:x="5.114cm" svg:y="6.168cm">
          <draw:text-box>
            <text:p text:style-name="P1"><text:span text:style-name="T4">The exosphere is of particular interest to physicists because it serves as the </text:span></text:p>
          </draw:text-box>
        </draw:frame>
        <draw:frame draw:style-name="gr48" draw:text-style-name="P7" draw:layer="layout" svg:width="12.972cm" svg:height="0.577cm" svg:x="5.114cm" svg:y="6.769cm">
          <draw:text-box>
            <text:p text:style-name="P1"><text:span text:style-name="T4">pathway for permanent hydrogen escape, which is important for </text:span></text:p>
          </draw:text-box>
        </draw:frame>
        <draw:frame draw:style-name="gr49" draw:text-style-name="P7" draw:layer="layout" svg:width="15.576cm" svg:height="0.577cm" svg:x="5.114cm" svg:y="7.362cm">
          <draw:text-box>
            <text:p text:style-name="P1"><text:span text:style-name="T4">understanding long-term evolution and historical loss of water from the Earth </text:span></text:p>
          </draw:text-box>
        </draw:frame>
        <draw:frame draw:style-name="gr2" draw:text-style-name="P2" draw:layer="layout" svg:width="0.422cm" svg:height="0.522cm" svg:x="3.209cm" svg:y="8.015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8.058cm">
          <draw:text-box>
            <text:p text:style-name="P1"><text:span text:style-name="T3"><text:s/></text:span></text:p>
          </draw:text-box>
        </draw:frame>
        <draw:frame draw:style-name="gr50" draw:text-style-name="P3" draw:layer="layout" svg:width="16.66cm" svg:height="0.577cm" svg:x="3.844cm" svg:y="7.988cm">
          <draw:text-box>
            <text:p text:style-name="P1"><text:span text:style-name="T4">"exospheres serve as indicators for the presence of water on other worlds" -- no. all </text:span></text:p>
          </draw:text-box>
        </draw:frame>
        <draw:frame draw:style-name="gr51" draw:text-style-name="P3" draw:layer="layout" svg:width="16.478cm" svg:height="0.577cm" svg:x="3.844cm" svg:y="8.59cm">
          <draw:text-box>
            <text:p text:style-name="P1"><text:span text:style-name="T4">planetary bodies have an exosphere. <text:s/>if its made of H, it may indicate the presence </text:span></text:p>
          </draw:text-box>
        </draw:frame>
        <draw:frame draw:style-name="gr52" draw:text-style-name="P3" draw:layer="layout" svg:width="16.007cm" svg:height="0.577cm" svg:x="3.844cm" svg:y="9.191cm">
          <draw:text-box>
            <text:p text:style-name="P1"><text:span text:style-name="T4">of water. <text:s/>their structure can tell us about the ability of an exoplanet to retain its </text:span></text:p>
          </draw:text-box>
        </draw:frame>
        <draw:frame draw:style-name="gr53" draw:text-style-name="P2" draw:layer="layout" svg:width="8.601cm" svg:height="0.577cm" svg:x="3.844cm" svg:y="9.783cm">
          <draw:text-box>
            <text:p text:style-name="P1"><text:span text:style-name="T1">atmosphere or surface water if it has any. <text:s text:c="2"/></text:span></text:p>
          </draw:text-box>
        </draw:frame>
        <draw:frame draw:style-name="gr2" draw:text-style-name="P2" draw:layer="layout" svg:width="0.422cm" svg:height="0.522cm" svg:x="3.209cm" svg:y="10.437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0.479cm">
          <draw:text-box>
            <text:p text:style-name="P1"><text:span text:style-name="T3"><text:s/></text:span></text:p>
          </draw:text-box>
        </draw:frame>
        <draw:frame draw:style-name="gr54" draw:text-style-name="P4" draw:layer="layout" svg:width="15.75cm" svg:height="0.577cm" svg:x="3.844cm" svg:y="10.41cm">
          <draw:text-box>
            <text:p text:style-name="P1"><text:span text:style-name="T5">"The charge of non-thermal atoms makes physics-based modelling particularly </text:span></text:p>
          </draw:text-box>
        </draw:frame>
        <draw:frame draw:style-name="gr55" draw:text-style-name="P4" draw:layer="layout" svg:width="15.955cm" svg:height="0.577cm" svg:x="3.844cm" svg:y="11.011cm">
          <draw:text-box>
            <text:p text:style-name="P1"><text:span text:style-name="T5">challenging due to their interaction with Earth’s ﬁelds. <text:s/>" <text:s/>I don't know what this <text:s/></text:span></text:p>
          </draw:text-box>
        </draw:frame>
        <draw:frame draw:style-name="gr56" draw:text-style-name="P4" draw:layer="layout" svg:width="1.782cm" svg:height="0.577cm" svg:x="3.844cm" svg:y="11.612cm">
          <draw:text-box>
            <text:p text:style-name="P1"><text:span text:style-name="T5">means . <text:s/></text:span></text:p>
          </draw:text-box>
        </draw:frame>
        <draw:frame draw:style-name="gr2" draw:text-style-name="P2" draw:layer="layout" svg:width="0.422cm" svg:height="0.522cm" svg:x="3.209cm" svg:y="12.257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2.3cm">
          <draw:text-box>
            <text:p text:style-name="P1"><text:span text:style-name="T3"><text:s/></text:span></text:p>
          </draw:text-box>
        </draw:frame>
        <draw:frame draw:style-name="gr57" draw:text-style-name="P3" draw:layer="layout" svg:width="15.706cm" svg:height="0.577cm" svg:x="3.844cm" svg:y="12.23cm">
          <draw:text-box>
            <text:p text:style-name="P1"><text:span text:style-name="T4">" Signiﬁcant exospheric response to solar storms has been observed, shown in </text:span></text:p>
          </draw:text-box>
        </draw:frame>
        <draw:frame draw:style-name="gr58" draw:text-style-name="P3" draw:layer="layout" svg:width="16.226cm" svg:height="0.577cm" svg:x="3.844cm" svg:y="12.831cm">
          <draw:text-box>
            <text:p text:style-name="P1"><text:span text:style-name="T4">Figure 1 [2], with competing theories that charge-exchange redistributes thermal </text:span></text:p>
          </draw:text-box>
        </draw:frame>
        <draw:frame draw:style-name="gr59" draw:text-style-name="P3" draw:layer="layout" svg:width="14.83cm" svg:height="0.577cm" svg:x="3.844cm" svg:y="13.432cm">
          <draw:text-box>
            <text:p text:style-name="P1"><text:span text:style-name="T4">atoms to higher altitudes by perturbing their velocity distributions, or that </text:span></text:p>
          </draw:text-box>
        </draw:frame>
        <draw:frame draw:style-name="gr60" draw:text-style-name="P3" draw:layer="layout" svg:width="16.46cm" svg:height="0.577cm" svg:x="3.844cm" svg:y="14.034cm">
          <draw:text-box>
            <text:p text:style-name="P1"><text:span text:style-name="T4">temperature changes in the thermosphere increases the rate of upwards diVusion </text:span></text:p>
          </draw:text-box>
        </draw:frame>
        <draw:frame draw:style-name="gr61" draw:text-style-name="P3" draw:layer="layout" svg:width="16.664cm" svg:height="0.577cm" svg:x="3.844cm" svg:y="14.635cm">
          <draw:text-box>
            <text:p text:style-name="P1"><text:span text:style-name="T4">towards the exobase. " <text:s/>I realize now that this is probably not useful for your thesis, </text:span></text:p>
          </draw:text-box>
        </draw:frame>
        <draw:frame draw:style-name="gr62" draw:text-style-name="P3" draw:layer="layout" svg:width="12.641cm" svg:height="0.577cm" svg:x="3.844cm" svg:y="15.227cm">
          <draw:text-box>
            <text:p text:style-name="P1"><text:span text:style-name="T4">since you won't be able to explain it well to Larry. <text:s/>omit ﬁgure 1 </text:span></text:p>
          </draw:text-box>
        </draw:frame>
        <draw:frame draw:style-name="gr2" draw:text-style-name="P2" draw:layer="layout" svg:width="0.422cm" svg:height="0.522cm" svg:x="3.209cm" svg:y="15.881cm">
          <draw:text-box>
            <text:p text:style-name="P1"><text:span text:style-name="T10">•</text:span></text:p>
          </draw:text-box>
        </draw:frame>
        <draw:frame draw:style-name="gr3" draw:text-style-name="P2" draw:layer="layout" svg:width="0.422cm" svg:height="0.475cm" svg:x="3.403cm" svg:y="15.923cm">
          <draw:text-box>
            <text:p text:style-name="P1"><text:span text:style-name="T11"><text:s/></text:span></text:p>
          </draw:text-box>
        </draw:frame>
        <draw:frame draw:style-name="gr63" draw:text-style-name="P2" draw:layer="layout" svg:width="15.579cm" svg:height="0.577cm" svg:x="3.844cm" svg:y="15.854cm">
          <draw:text-box>
            <text:p text:style-name="P1"><text:span text:style-name="T1">the point of mentioning storms is that charge exchange makes the exosphere </text:span></text:p>
          </draw:text-box>
        </draw:frame>
        <draw:frame draw:style-name="gr64" draw:text-style-name="P2" draw:layer="layout" svg:width="16.168cm" svg:height="0.577cm" svg:x="3.844cm" svg:y="16.37cm">
          <draw:text-box>
            <text:p text:style-name="P1"><text:span text:style-name="T1">important to space weather research. <text:s/>From my earlier outline: </text:span><text:span text:style-name="T12">Charge exchange </text:span></text:p>
          </draw:text-box>
        </draw:frame>
        <draw:frame draw:style-name="gr65" draw:text-style-name="P2" draw:layer="layout" svg:width="16.746cm" svg:height="0.577cm" svg:x="3.844cm" svg:y="16.887cm">
          <draw:text-box>
            <text:p text:style-name="P1"><text:span text:style-name="T12">with magnetospheric ions dissipates ring current energy after geomagnetic storms, </text:span></text:p>
          </draw:text-box>
        </draw:frame>
        <draw:frame draw:style-name="gr66" draw:text-style-name="P2" draw:layer="layout" svg:width="13.221cm" svg:height="0.577cm" svg:x="3.844cm" svg:y="17.403cm">
          <draw:text-box>
            <text:p text:style-name="P1"><text:span text:style-name="T12">drives recovery. <text:s/>H density --&gt; recovery timescales (Ilie et al., 2017) </text:span></text:p>
          </draw:text-box>
        </draw:frame>
        <draw:frame draw:style-name="gr2" draw:text-style-name="P2" draw:layer="layout" svg:width="0.422cm" svg:height="0.522cm" svg:x="3.209cm" svg:y="17.97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8.015cm">
          <draw:text-box>
            <text:p text:style-name="P1"><text:span text:style-name="T3"><text:s/></text:span></text:p>
          </draw:text-box>
        </draw:frame>
        <draw:frame draw:style-name="gr67" draw:text-style-name="P2" draw:layer="layout" svg:width="15.699cm" svg:height="0.577cm" svg:x="3.844cm" svg:y="17.945cm">
          <draw:text-box>
            <text:p text:style-name="P1"><text:span text:style-name="T1">if you go into this much physics detail, you open yourself up to questions on it, </text:span></text:p>
          </draw:text-box>
        </draw:frame>
        <draw:frame draw:style-name="gr68" draw:text-style-name="P2" draw:layer="layout" svg:width="16.527cm" svg:height="0.577cm" svg:x="3.844cm" svg:y="18.546cm">
          <draw:text-box>
            <text:p text:style-name="P1"><text:span text:style-name="T1">which you are clearly not prepared to answer correctly. <text:s/>instead, I think you should </text:span></text:p>
          </draw:text-box>
        </draw:frame>
        <draw:frame draw:style-name="gr69" draw:text-style-name="P2" draw:layer="layout" svg:width="15.503cm" svg:height="0.577cm" svg:x="3.844cm" svg:y="19.147cm">
          <draw:text-box>
            <text:p text:style-name="P1"><text:span text:style-name="T1">cut it short and get to the point of motivating the need for exospheric remote </text:span></text:p>
          </draw:text-box>
        </draw:frame>
        <draw:frame draw:style-name="gr70" draw:text-style-name="P2" draw:layer="layout" svg:width="15.815cm" svg:height="0.577cm" svg:x="3.844cm" svg:y="19.749cm">
          <draw:text-box>
            <text:p text:style-name="P1"><text:span text:style-name="T1">sensing. <text:s/>why do it at all? <text:s/>why is it a hard problem? <text:s/>focus your intro on remote </text:span></text:p>
          </draw:text-box>
        </draw:frame>
        <draw:frame draw:style-name="gr71" draw:text-style-name="P2" draw:layer="layout" svg:width="6.502cm" svg:height="0.577cm" svg:x="3.844cm" svg:y="20.35cm">
          <draw:text-box>
            <text:p text:style-name="P1"><text:span text:style-name="T1">sensing, not exospheric physics. </text:span></text:p>
          </draw:text-box>
        </draw:frame>
        <draw:frame draw:style-name="gr2" draw:text-style-name="P2" draw:layer="layout" svg:width="0.422cm" svg:height="0.522cm" svg:x="3.209cm" svg:y="20.995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1.037cm">
          <draw:text-box>
            <text:p text:style-name="P1"><text:span text:style-name="T3"><text:s/></text:span></text:p>
          </draw:text-box>
        </draw:frame>
        <draw:frame draw:style-name="gr72" draw:text-style-name="P3" draw:layer="layout" svg:width="16.463cm" svg:height="0.577cm" svg:x="3.844cm" svg:y="20.968cm">
          <draw:text-box>
            <text:p text:style-name="P1"><text:span text:style-name="T13">Missing key details about exospheric properties relevant for remote sensing</text:span><text:span text:style-name="T4">. <text:s/></text:span></text:p>
          </draw:text-box>
        </draw:frame>
        <draw:frame draw:style-name="gr73" draw:text-style-name="P3" draw:layer="layout" svg:width="16.831cm" svg:height="0.577cm" svg:x="3.844cm" svg:y="21.569cm">
          <draw:text-box>
            <text:p text:style-name="P1"><text:span text:style-name="T4">Expected </text:span><text:span text:style-name="T13">size/extent, expected temporal variability</text:span><text:span text:style-name="T4"> (you only mention short term </text:span></text:p>
          </draw:text-box>
        </draw:frame>
        <draw:frame draw:style-name="gr74" draw:text-style-name="P3" draw:layer="layout" svg:width="3.811cm" svg:height="0.577cm" svg:x="4.944cm" svg:y="22.17cm">
          <draw:text-box>
            <text:p text:style-name="P1"><text:span text:style-name="T4">storm response). <text:s text:c="3"/></text:span></text:p>
          </draw:text-box>
        </draw:frame>
        <draw:frame draw:style-name="gr17" draw:text-style-name="P2" draw:layer="layout" svg:width="1.349cm" svg:height="0.577cm" svg:x="2.574cm" svg:y="23.051cm">
          <draw:text-box>
            <text:p text:style-name="P1"><text:span text:style-name="T1">Ch 1.2 </text:span></text:p>
          </draw:text-box>
        </draw:frame>
        <draw:frame draw:style-name="gr2" draw:text-style-name="P2" draw:layer="layout" svg:width="0.422cm" svg:height="0.522cm" svg:x="3.209cm" svg:y="23.984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4.026cm">
          <draw:text-box>
            <text:p text:style-name="P1"><text:span text:style-name="T3"><text:s/></text:span></text:p>
          </draw:text-box>
        </draw:frame>
        <draw:frame draw:style-name="gr57" draw:text-style-name="P3" draw:layer="layout" svg:width="15.706cm" svg:height="0.577cm" svg:x="3.844cm" svg:y="23.957cm">
          <draw:text-box>
            <text:p text:style-name="P1"><text:span text:style-name="T4">"the sheer size of the exosphere makes this approach impractical" -- you didn't </text:span></text:p>
          </draw:text-box>
        </draw:frame>
        <draw:frame draw:style-name="gr75" draw:text-style-name="P3" draw:layer="layout" svg:width="4.714cm" svg:height="0.577cm" svg:x="3.844cm" svg:y="24.558cm">
          <draw:text-box>
            <text:p text:style-name="P1"><text:span text:style-name="T4">mention the size in 1.1! </text:span></text:p>
          </draw:text-box>
        </draw:frame>
        <draw:frame draw:style-name="gr76" draw:text-style-name="P10" draw:layer="layout" svg:width="8.573cm" svg:height="2.881cm" svg:x="20.862cm" svg:y="11.39cm">
          <draw:text-box>
            <text:p text:style-name="P1"><text:span text:style-name="T7">Neutral atoms are easier to model, just follow Liousville theorem and are ballistic/satellite/escaping. </text:span><text:span text:style-name="T5"><text:s/></text:span><text:span text:style-name="T7">Non-neutral harder to model because now they are influenced by magnetic/electric fields</text:span></text:p>
          </draw:text-box>
        </draw:frame>
        <draw:line draw:style-name="gr77" draw:text-style-name="P11" draw:layer="layout" svg:x1="22.502cm" svg:y1="14.247cm" svg:x2="12.977cm" svg:y2="19.962cm">
          <text:p/>
        </draw:line>
      </draw:page>
      <draw:page draw:name="page3" draw:style-name="dp1" draw:master-page-name="master-page33">
        <draw:frame draw:style-name="gr2" draw:text-style-name="P2" draw:layer="layout" svg:width="0.422cm" svg:height="0.522cm" svg:x="3.209cm" svg:y="2.571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.614cm">
          <draw:text-box>
            <text:p text:style-name="P1"><text:span text:style-name="T3"><text:s/></text:span></text:p>
          </draw:text-box>
        </draw:frame>
        <draw:frame draw:style-name="gr78" draw:text-style-name="P3" draw:layer="layout" svg:width="12.136cm" svg:height="0.577cm" svg:x="3.844cm" svg:y="2.544cm">
          <draw:text-box>
            <text:p text:style-name="P1"><text:span text:style-name="T4">Balmer-α emission --&gt; <text:s/>Visible H emission (the Balmer-a line) <text:s/></text:span></text:p>
          </draw:text-box>
        </draw:frame>
        <draw:frame draw:style-name="gr2" draw:text-style-name="P2" draw:layer="layout" svg:width="0.422cm" svg:height="0.522cm" svg:x="3.209cm" svg:y="3.198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3.24cm">
          <draw:text-box>
            <text:p text:style-name="P1"><text:span text:style-name="T3"><text:s/></text:span></text:p>
          </draw:text-box>
        </draw:frame>
        <draw:frame draw:style-name="gr79" draw:text-style-name="P3" draw:layer="layout" svg:width="14.868cm" svg:height="0.577cm" svg:x="3.844cm" svg:y="3.171cm">
          <draw:text-box>
            <text:p text:style-name="P1"><text:span text:style-name="T4">resonant ﬂuorescence of H --&gt; its the photon that ﬂuoresces, not the atom </text:span></text:p>
          </draw:text-box>
        </draw:frame>
        <draw:frame draw:style-name="gr2" draw:text-style-name="P2" draw:layer="layout" svg:width="0.422cm" svg:height="0.522cm" svg:x="3.209cm" svg:y="3.824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3.867cm">
          <draw:text-box>
            <text:p text:style-name="P1"><text:span text:style-name="T3"><text:s/></text:span></text:p>
          </draw:text-box>
        </draw:frame>
        <draw:frame draw:style-name="gr80" draw:text-style-name="P3" draw:layer="layout" svg:width="16.672cm" svg:height="0.577cm" svg:x="3.844cm" svg:y="3.797cm">
          <draw:text-box>
            <text:p text:style-name="P12"><text:span text:style-name="T4">but usually as opportunistic, one-oV measurements during missions studying other </text:span></text:p>
          </draw:text-box>
        </draw:frame>
        <draw:frame draw:style-name="gr9" draw:text-style-name="P3" draw:layer="layout" svg:width="16.316cm" svg:height="0.577cm" svg:x="3.844cm" svg:y="4.399cm">
          <draw:text-box>
            <text:p text:style-name="P12"><text:span text:style-name="T4">targets --&gt; not quite. <text:s/>for wide-ﬁeld images, yes. <text:s/>but two major missions acquired </text:span></text:p>
          </draw:text-box>
        </draw:frame>
        <draw:frame draw:style-name="gr81" draw:text-style-name="P3" draw:layer="layout" svg:width="16.154cm" svg:height="0.577cm" svg:x="3.844cm" svg:y="5cm">
          <draw:text-box>
            <text:p text:style-name="P12"><text:span text:style-name="T4">years of data (</text:span><text:span text:style-name="T14">TIMED </text:span><text:span text:style-name="T4">and TWINS, lesser extent IMAGE, OGO). <text:s/>exospheric science </text:span></text:p>
          </draw:text-box>
        </draw:frame>
        <draw:frame draw:style-name="gr82" draw:text-style-name="P3" draw:layer="layout" svg:width="15.411cm" svg:height="0.577cm" svg:x="3.844cm" svg:y="5.592cm">
          <draw:text-box>
            <text:p text:style-name="P12"><text:span text:style-name="T4">was not the primary mission science objective though, so neither the viewing </text:span></text:p>
          </draw:text-box>
        </draw:frame>
        <draw:frame draw:style-name="gr83" draw:text-style-name="P3" draw:layer="layout" svg:width="16.612cm" svg:height="0.577cm" svg:x="3.844cm" svg:y="6.193cm">
          <draw:text-box>
            <text:p text:style-name="P12"><text:span text:style-name="T4">geometry nor calibration operations were designed for optimal exospheric sensing </text:span></text:p>
          </draw:text-box>
        </draw:frame>
        <draw:frame draw:style-name="gr2" draw:text-style-name="P2" draw:layer="layout" svg:width="0.422cm" svg:height="0.522cm" svg:x="3.209cm" svg:y="6.847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6.889cm">
          <draw:text-box>
            <text:p text:style-name="P1"><text:span text:style-name="T3"><text:s/></text:span></text:p>
          </draw:text-box>
        </draw:frame>
        <draw:frame draw:style-name="gr84" draw:text-style-name="P2" draw:layer="layout" svg:width="16.554cm" svg:height="0.577cm" svg:x="3.844cm" svg:y="6.82cm">
          <draw:text-box>
            <text:p text:style-name="P1"><text:span text:style-name="T1">Figure 2 needs citations. <text:s/></text:span><text:span text:style-name="T5">Why not show all 4?</text:span><text:span text:style-name="T1"> (drives home the point that there are </text:span></text:p>
          </draw:text-box>
        </draw:frame>
        <draw:frame draw:style-name="gr85" draw:text-style-name="P2" draw:layer="layout" svg:width="1.548cm" svg:height="0.577cm" svg:x="3.844cm" svg:y="7.421cm">
          <draw:text-box>
            <text:p text:style-name="P1"><text:span text:style-name="T1">only 4!) </text:span></text:p>
          </draw:text-box>
        </draw:frame>
        <draw:frame draw:style-name="gr2" draw:text-style-name="P2" draw:layer="layout" svg:width="0.422cm" svg:height="0.522cm" svg:x="3.209cm" svg:y="8.075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8.117cm">
          <draw:text-box>
            <text:p text:style-name="P1"><text:span text:style-name="T3"><text:s/></text:span></text:p>
          </draw:text-box>
        </draw:frame>
        <draw:frame draw:style-name="gr86" draw:text-style-name="P3" draw:layer="layout" svg:width="6.166cm" svg:height="0.577cm" svg:x="3.844cm" svg:y="8.048cm">
          <draw:text-box>
            <text:p text:style-name="P1"><text:span text:style-name="T4">an accompanying descriptions </text:span></text:p>
          </draw:text-box>
        </draw:frame>
        <draw:frame draw:style-name="gr2" draw:text-style-name="P2" draw:layer="layout" svg:width="0.422cm" svg:height="0.522cm" svg:x="3.209cm" svg:y="8.701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8.744cm">
          <draw:text-box>
            <text:p text:style-name="P1"><text:span text:style-name="T3"><text:s/></text:span></text:p>
          </draw:text-box>
        </draw:frame>
        <draw:frame draw:style-name="gr87" draw:text-style-name="P2" draw:layer="layout" svg:width="16.818cm" svg:height="0.577cm" svg:x="3.844cm" svg:y="8.674cm">
          <draw:text-box>
            <text:p text:style-name="P1"><text:span text:style-name="T1">previous mission description blocks are odd formatting, not professional. <text:s/>make this </text:span></text:p>
          </draw:text-box>
        </draw:frame>
        <draw:frame draw:style-name="gr88" draw:text-style-name="P2" draw:layer="layout" svg:width="3.937cm" svg:height="0.577cm" svg:x="3.844cm" svg:y="9.275cm">
          <draw:text-box>
            <text:p text:style-name="P1"><text:span text:style-name="T1">into a proper table. </text:span></text:p>
          </draw:text-box>
        </draw:frame>
        <draw:frame draw:style-name="gr2" draw:text-style-name="P2" draw:layer="layout" svg:width="0.422cm" svg:height="0.522cm" svg:x="3.209cm" svg:y="9.9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9.963cm">
          <draw:text-box>
            <text:p text:style-name="P1"><text:span text:style-name="T3"><text:s/></text:span></text:p>
          </draw:text-box>
        </draw:frame>
        <draw:frame draw:style-name="gr89" draw:text-style-name="P2" draw:layer="layout" svg:width="8.965cm" svg:height="0.577cm" svg:x="3.844cm" svg:y="9.893cm">
          <draw:text-box>
            <text:p text:style-name="P1"><text:span text:style-name="T1">you need proper ﬁgure captions everywhere </text:span></text:p>
          </draw:text-box>
        </draw:frame>
        <draw:frame draw:style-name="gr2" draw:text-style-name="P2" draw:layer="layout" svg:width="0.422cm" svg:height="0.522cm" svg:x="3.209cm" svg:y="10.547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0.589cm">
          <draw:text-box>
            <text:p text:style-name="P1"><text:span text:style-name="T3"><text:s/></text:span></text:p>
          </draw:text-box>
        </draw:frame>
        <draw:frame draw:style-name="gr90" draw:text-style-name="P3" draw:layer="layout" svg:width="4.914cm" svg:height="0.577cm" svg:x="3.844cm" svg:y="10.52cm">
          <draw:text-box>
            <text:p text:style-name="P1"><text:span text:style-name="T4">Figure 3 Apollo 11 --&gt; 16 </text:span></text:p>
          </draw:text-box>
        </draw:frame>
        <draw:frame draw:style-name="gr2" draw:text-style-name="P2" draw:layer="layout" svg:width="0.422cm" svg:height="0.522cm" svg:x="3.209cm" svg:y="11.174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1.216cm">
          <draw:text-box>
            <text:p text:style-name="P1"><text:span text:style-name="T3"><text:s/></text:span></text:p>
          </draw:text-box>
        </draw:frame>
        <draw:frame draw:style-name="gr91" draw:text-style-name="P3" draw:layer="layout" svg:width="5.644cm" svg:height="0.577cm" svg:x="3.844cm" svg:y="11.146cm">
          <draw:text-box>
            <text:p text:style-name="P1"><text:span text:style-name="T4">Apollo 16 --&gt; 1972, not 1968 </text:span></text:p>
          </draw:text-box>
        </draw:frame>
        <draw:frame draw:style-name="gr2" draw:text-style-name="P2" draw:layer="layout" svg:width="0.422cm" svg:height="0.522cm" svg:x="3.209cm" svg:y="11.8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1.842cm">
          <draw:text-box>
            <text:p text:style-name="P1"><text:span text:style-name="T3"><text:s/></text:span></text:p>
          </draw:text-box>
        </draw:frame>
        <draw:frame draw:style-name="gr92" draw:text-style-name="P3" draw:layer="layout" svg:width="16.76cm" svg:height="0.577cm" svg:x="3.844cm" svg:y="11.773cm">
          <draw:text-box>
            <text:p text:style-name="P1"><text:span text:style-name="T4">SOHO/SWAN: <text:s/>Conﬁrmed extent of exosphere out to 100 Re. <text:s/>Observed or reported, </text:span></text:p>
          </draw:text-box>
        </draw:frame>
        <draw:frame draw:style-name="gr93" draw:text-style-name="P3" draw:layer="layout" svg:width="6.627cm" svg:height="0.577cm" svg:x="3.844cm" svg:y="12.374cm">
          <draw:text-box>
            <text:p text:style-name="P1"><text:span text:style-name="T4">not conﬁrmed. <text:s/>Same with LAICA </text:span></text:p>
          </draw:text-box>
        </draw:frame>
        <draw:frame draw:style-name="gr2" draw:text-style-name="P2" draw:layer="layout" svg:width="0.422cm" svg:height="0.522cm" svg:x="3.209cm" svg:y="13.028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3.07cm">
          <draw:text-box>
            <text:p text:style-name="P1"><text:span text:style-name="T3"><text:s/></text:span></text:p>
          </draw:text-box>
        </draw:frame>
        <draw:frame draw:style-name="gr94" draw:text-style-name="P2" draw:layer="layout" svg:width="0.422cm" svg:height="0.577cm" svg:x="3.844cm" svg:y="13.001cm">
          <draw:text-box>
            <text:p text:style-name="P1"><text:span text:style-name="T1"><text:s/></text:span></text:p>
          </draw:text-box>
        </draw:frame>
        <draw:frame draw:style-name="gr94" draw:text-style-name="P2" draw:layer="layout" svg:width="0.422cm" svg:height="0.577cm" svg:x="2.574cm" svg:y="13.89cm">
          <draw:text-box>
            <text:p text:style-name="P1"><text:span text:style-name="T1"><text:s/></text:span></text:p>
          </draw:text-box>
        </draw:frame>
        <draw:frame draw:style-name="gr95" draw:text-style-name="P2" draw:layer="layout" svg:width="0.71cm" svg:height="0.577cm" svg:x="2.574cm" svg:y="14.77cm">
          <draw:text-box>
            <text:p text:style-name="P1"><text:span text:style-name="T1">1.3 </text:span></text:p>
          </draw:text-box>
        </draw:frame>
        <draw:frame draw:style-name="gr2" draw:text-style-name="P2" draw:layer="layout" svg:width="0.422cm" svg:height="0.522cm" svg:x="3.209cm" svg:y="15.703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5.746cm">
          <draw:text-box>
            <text:p text:style-name="P1"><text:span text:style-name="T3"><text:s/></text:span></text:p>
          </draw:text-box>
        </draw:frame>
        <draw:frame draw:style-name="gr96" draw:text-style-name="P3" draw:layer="layout" svg:width="16.48cm" svg:height="0.577cm" svg:x="3.844cm" svg:y="15.676cm">
          <draw:text-box>
            <text:p text:style-name="P12"><text:span text:style-name="T4">At least use the full mission name and sponsor NASA the ﬁrst time you mention it. <text:s/></text:span></text:p>
          </draw:text-box>
        </draw:frame>
        <draw:frame draw:style-name="gr97" draw:text-style-name="P3" draw:layer="layout" svg:width="15.414cm" svg:height="0.577cm" svg:x="3.844cm" svg:y="16.277cm">
          <draw:text-box>
            <text:p text:style-name="P12"><text:span text:style-name="T4">Proposed in 2018, but this is irrelevant. <text:s/>Selected for implementation in 2020. </text:span></text:p>
          </draw:text-box>
        </draw:frame>
        <draw:frame draw:style-name="gr2" draw:text-style-name="P2" draw:layer="layout" svg:width="0.422cm" svg:height="0.522cm" svg:x="3.209cm" svg:y="16.931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6.973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3.906cm" svg:height="0.577cm" svg:x="3.844cm" svg:y="16.904cm">
          <draw:text-box>
            <text:p text:style-name="P12"><text:span text:style-name="T4">Full name for IMAP </text:span></text:p>
          </draw:text-box>
        </draw:frame>
        <draw:frame draw:style-name="gr2" draw:text-style-name="P2" draw:layer="layout" svg:width="0.422cm" svg:height="0.522cm" svg:x="3.209cm" svg:y="17.557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7.6cm">
          <draw:text-box>
            <text:p text:style-name="P1"><text:span text:style-name="T3"><text:s/></text:span></text:p>
          </draw:text-box>
        </draw:frame>
        <draw:frame draw:style-name="gr99" draw:text-style-name="P2" draw:layer="layout" svg:width="15.727cm" svg:height="0.577cm" svg:x="3.844cm" svg:y="17.53cm">
          <draw:text-box>
            <text:p text:style-name="P1"><text:span text:style-name="T1">"relative to the currently-known extent of the exosphere" -- contradiction. <text:s/>This </text:span></text:p>
          </draw:text-box>
        </draw:frame>
        <draw:frame draw:style-name="gr100" draw:text-style-name="P2" draw:layer="layout" svg:width="14.432cm" svg:height="0.577cm" svg:x="3.844cm" svg:y="18.131cm">
          <draw:text-box>
            <text:p text:style-name="P1"><text:span text:style-name="T1">cartoon shows it inside lunar orbit (60 Re) but 1.2 said it is out to 100 Re! </text:span></text:p>
          </draw:text-box>
        </draw:frame>
        <draw:frame draw:style-name="gr2" draw:text-style-name="P2" draw:layer="layout" svg:width="0.422cm" svg:height="0.522cm" svg:x="3.209cm" svg:y="18.777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8.819cm">
          <draw:text-box>
            <text:p text:style-name="P1"><text:span text:style-name="T3"><text:s/></text:span></text:p>
          </draw:text-box>
        </draw:frame>
        <draw:frame draw:style-name="gr101" draw:text-style-name="P2" draw:layer="layout" svg:width="4.305cm" svg:height="0.577cm" svg:x="3.844cm" svg:y="18.75cm">
          <draw:text-box>
            <text:p text:style-name="P1"><text:span text:style-name="T1">Use a better ﬁgure 5. </text:span></text:p>
          </draw:text-box>
        </draw:frame>
        <draw:frame draw:style-name="gr2" draw:text-style-name="P2" draw:layer="layout" svg:width="0.422cm" svg:height="0.522cm" svg:x="3.209cm" svg:y="19.41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19.454cm">
          <draw:text-box>
            <text:p text:style-name="P1"><text:span text:style-name="T3"><text:s/></text:span></text:p>
          </draw:text-box>
        </draw:frame>
        <draw:frame draw:style-name="gr102" draw:text-style-name="P2" draw:layer="layout" svg:width="16.497cm" svg:height="0.577cm" svg:x="3.844cm" svg:y="19.385cm">
          <draw:text-box>
            <text:p text:style-name="P1"><text:span text:style-name="T1">this section is way too short. <text:s/>insuVicient text description of Figure 4. <text:s/>two imagers, </text:span></text:p>
          </draw:text-box>
        </draw:frame>
        <draw:frame draw:style-name="gr103" draw:text-style-name="P2" draw:layer="layout" svg:width="16.681cm" svg:height="0.577cm" svg:x="3.844cm" svg:y="19.986cm">
          <draw:text-box>
            <text:p text:style-name="P1"><text:span text:style-name="T1">co-aligned boresights, nested ﬁeld of view? <text:s/>what is GISSMO? <text:s/>I think a better ﬁgure </text:span></text:p>
          </draw:text-box>
        </draw:frame>
        <draw:frame draw:style-name="gr104" draw:text-style-name="P2" draw:layer="layout" svg:width="4.949cm" svg:height="0.577cm" svg:x="3.844cm" svg:y="20.578cm">
          <draw:text-box>
            <text:p text:style-name="P1"><text:span text:style-name="T1">is the optical layout one. </text:span></text:p>
          </draw:text-box>
        </draw:frame>
        <draw:frame draw:style-name="gr2" draw:text-style-name="P2" draw:layer="layout" svg:width="0.422cm" svg:height="0.522cm" svg:x="3.209cm" svg:y="21.23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1.274cm">
          <draw:text-box>
            <text:p text:style-name="P1"><text:span text:style-name="T3"><text:s/></text:span></text:p>
          </draw:text-box>
        </draw:frame>
        <draw:frame draw:style-name="gr94" draw:text-style-name="P2" draw:layer="layout" svg:width="0.422cm" svg:height="0.577cm" svg:x="3.844cm" svg:y="21.205cm">
          <draw:text-box>
            <text:p text:style-name="P1"><text:span text:style-name="T1"><text:s/></text:span></text:p>
          </draw:text-box>
        </draw:frame>
        <draw:frame draw:style-name="gr105" draw:text-style-name="P2" draw:layer="layout" svg:width="0.82cm" svg:height="0.577cm" svg:x="2.574cm" svg:y="22.094cm">
          <draw:text-box>
            <text:p text:style-name="P1"><text:span text:style-name="T1">1.4 <text:s/></text:span></text:p>
          </draw:text-box>
        </draw:frame>
        <draw:frame draw:style-name="gr2" draw:text-style-name="P2" draw:layer="layout" svg:width="0.422cm" svg:height="0.522cm" svg:x="3.209cm" svg:y="23.027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3.069cm">
          <draw:text-box>
            <text:p text:style-name="P1"><text:span text:style-name="T3"><text:s/></text:span></text:p>
          </draw:text-box>
        </draw:frame>
        <draw:frame draw:style-name="gr106" draw:text-style-name="P2" draw:layer="layout" svg:width="4.398cm" svg:height="0.577cm" svg:x="3.844cm" svg:y="23cm">
          <draw:text-box>
            <text:p text:style-name="P1"><text:span text:style-name="T1">missing altogether??? </text:span></text:p>
          </draw:text-box>
        </draw:frame>
        <draw:frame draw:style-name="gr2" draw:text-style-name="P2" draw:layer="layout" svg:width="0.422cm" svg:height="0.522cm" svg:x="3.209cm" svg:y="23.662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3.704cm">
          <draw:text-box>
            <text:p text:style-name="P1"><text:span text:style-name="T3"><text:s/></text:span></text:p>
          </draw:text-box>
        </draw:frame>
        <draw:frame draw:style-name="gr94" draw:text-style-name="P2" draw:layer="layout" svg:width="0.422cm" svg:height="0.577cm" svg:x="3.844cm" svg:y="23.63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522cm" svg:x="3.209cm" svg:y="24.28cm">
          <draw:text-box>
            <text:p text:style-name="P1"><text:span text:style-name="T2">•</text:span></text:p>
          </draw:text-box>
        </draw:frame>
        <draw:frame draw:style-name="gr3" draw:text-style-name="P2" draw:layer="layout" svg:width="0.422cm" svg:height="0.475cm" svg:x="3.403cm" svg:y="24.322cm">
          <draw:text-box>
            <text:p text:style-name="P1"><text:span text:style-name="T3"><text:s/></text:span></text:p>
          </draw:text-box>
        </draw:frame>
        <draw:frame draw:style-name="gr94" draw:text-style-name="P2" draw:layer="layout" svg:width="0.422cm" svg:height="0.577cm" svg:x="3.844cm" svg:y="24.253cm">
          <draw:text-box>
            <text:p text:style-name="P1"><text:span text:style-name="T1"><text:s/></text:span></text:p>
          </draw:text-box>
        </draw:frame>
        <draw:frame draw:style-name="gr107" draw:text-style-name="P14" draw:layer="layout" svg:width="8.572cm" svg:height="3.175cm" svg:x="21.585cm" svg:y="6.662cm">
          <draw:text-box>
            <text:p text:style-name="P13"><text:span text:style-name="T15">Where is the 4th? Gonzalo thesis only has Apollo &amp; PROCYON. <text:s/>Proposal says there are only 3 imag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rial" svg:font-family="Arial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9T21:56:00.893987865</dc:date>
    <meta:editing-duration>P2DT10H56M53S</meta:editing-duration>
    <meta:editing-cycles>9</meta:editing-cycles>
    <meta:generator>LibreOffice/24.8.4.2$Linux_X86_64 LibreOffice_project/480$Build-2</meta:generator>
    <meta:document-statistic meta:object-count="199"/>
  </office:meta>
</office:document-meta>
</file>